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d642e"/>
    </style:style>
    <style:style style:name="P2" style:family="paragraph" style:parent-style-name="Standard">
      <style:text-properties officeooo:paragraph-rsid="00357277"/>
    </style:style>
    <style:style style:name="P3" style:family="paragraph" style:parent-style-name="Standard">
      <style:text-properties officeooo:paragraph-rsid="004ef995"/>
    </style:style>
    <style:style style:name="P4" style:family="paragraph" style:parent-style-name="Standard">
      <style:text-properties officeooo:paragraph-rsid="00528277"/>
    </style:style>
    <style:style style:name="P5" style:family="paragraph" style:parent-style-name="Standard">
      <style:text-properties officeooo:rsid="001f24c9" officeooo:paragraph-rsid="00528277"/>
    </style:style>
    <style:style style:name="P6" style:family="paragraph" style:parent-style-name="Standard">
      <style:text-properties officeooo:rsid="001f24c9" officeooo:paragraph-rsid="004ef995"/>
    </style:style>
    <style:style style:name="P7" style:family="paragraph" style:parent-style-name="Standard">
      <style:text-properties officeooo:rsid="001f24c9" officeooo:paragraph-rsid="00357277"/>
    </style:style>
    <style:style style:name="P8" style:family="paragraph" style:parent-style-name="Standard">
      <style:text-properties officeooo:rsid="001f24c9" officeooo:paragraph-rsid="005b8a69"/>
    </style:style>
    <style:style style:name="P9" style:family="paragraph" style:parent-style-name="Standard">
      <style:text-properties officeooo:rsid="004ef995" officeooo:paragraph-rsid="004ef995"/>
    </style:style>
    <style:style style:name="P10" style:family="paragraph" style:parent-style-name="Standard">
      <style:text-properties officeooo:rsid="004ef995" officeooo:paragraph-rsid="0093dae8"/>
    </style:style>
    <style:style style:name="P11" style:family="paragraph" style:parent-style-name="Standard">
      <style:text-properties officeooo:rsid="00219912" officeooo:paragraph-rsid="00219912"/>
    </style:style>
    <style:style style:name="P12" style:family="paragraph" style:parent-style-name="Standard">
      <style:text-properties officeooo:rsid="00219912" officeooo:paragraph-rsid="005b8a69"/>
    </style:style>
    <style:style style:name="P13" style:family="paragraph" style:parent-style-name="Standard">
      <style:text-properties officeooo:rsid="0098ff6b" officeooo:paragraph-rsid="0098ff6b"/>
    </style:style>
    <style:style style:name="P14" style:family="paragraph" style:parent-style-name="Standard">
      <style:text-properties officeooo:rsid="005c4946" officeooo:paragraph-rsid="005c4946"/>
    </style:style>
    <style:style style:name="P15" style:family="paragraph" style:parent-style-name="Standard">
      <style:text-properties officeooo:rsid="005b8a69" officeooo:paragraph-rsid="005b8a69"/>
    </style:style>
    <style:style style:name="P16" style:family="paragraph" style:parent-style-name="Standard" style:list-style-name="L1">
      <style:text-properties officeooo:rsid="0051915b" officeooo:paragraph-rsid="00528277"/>
    </style:style>
    <style:style style:name="P17" style:family="paragraph" style:parent-style-name="Standard" style:list-style-name="L1">
      <style:text-properties officeooo:rsid="00528277" officeooo:paragraph-rsid="00528277"/>
    </style:style>
    <style:style style:name="P18" style:family="paragraph" style:parent-style-name="Standard" style:list-style-name="L2">
      <style:text-properties officeooo:rsid="004ef995" officeooo:paragraph-rsid="004ef995"/>
    </style:style>
    <style:style style:name="P19" style:family="paragraph" style:parent-style-name="Standard" style:list-style-name="L2">
      <style:text-properties officeooo:rsid="00acbab6" officeooo:paragraph-rsid="00acbab6"/>
    </style:style>
    <style:style style:name="P20" style:family="paragraph" style:parent-style-name="Standard" style:list-style-name="L3">
      <style:text-properties officeooo:rsid="0093dae8" officeooo:paragraph-rsid="0093dae8" fo:background-color="#23ff23"/>
    </style:style>
    <style:style style:name="P21" style:family="paragraph" style:parent-style-name="Standard" style:list-style-name="L3">
      <style:text-properties officeooo:rsid="005ef6d8" officeooo:paragraph-rsid="009a6ff6" fo:background-color="#23ff23"/>
    </style:style>
    <style:style style:name="P22" style:family="paragraph" style:parent-style-name="Standard" style:list-style-name="L7">
      <style:text-properties officeooo:rsid="005ef6d8" officeooo:paragraph-rsid="005ef6d8" fo:background-color="#23ff23"/>
    </style:style>
    <style:style style:name="P23" style:family="paragraph" style:parent-style-name="Standard" style:list-style-name="L3">
      <style:text-properties officeooo:rsid="006ae665" officeooo:paragraph-rsid="0095ad0a" fo:background-color="#23ff23"/>
    </style:style>
    <style:style style:name="P24" style:family="paragraph" style:parent-style-name="Standard" style:list-style-name="L7">
      <style:text-properties officeooo:paragraph-rsid="006ae665" fo:background-color="#23ff23"/>
    </style:style>
    <style:style style:name="P25" style:family="paragraph" style:parent-style-name="Standard" style:list-style-name="L7">
      <style:text-properties officeooo:paragraph-rsid="00a35075" fo:background-color="#23ff23"/>
    </style:style>
    <style:style style:name="P26" style:family="paragraph" style:parent-style-name="Standard" style:list-style-name="L3">
      <style:text-properties officeooo:paragraph-rsid="00aa2595" fo:background-color="#23ff23"/>
    </style:style>
    <style:style style:name="P27" style:family="paragraph" style:parent-style-name="Standard" style:list-style-name="L3">
      <style:text-properties fo:font-weight="normal" officeooo:paragraph-rsid="00a09b0e" fo:background-color="#23ff23" style:font-weight-asian="normal" style:font-weight-complex="normal"/>
    </style:style>
    <style:style style:name="P28" style:family="paragraph" style:parent-style-name="Standard" style:list-style-name="L3">
      <style:text-properties fo:font-weight="normal" officeooo:paragraph-rsid="00a4e15e" fo:background-color="#23ff23" style:font-weight-asian="normal" style:font-weight-complex="normal"/>
    </style:style>
    <style:style style:name="P29" style:family="paragraph" style:parent-style-name="Standard" style:list-style-name="L3">
      <style:text-properties fo:font-weight="normal" officeooo:paragraph-rsid="0097352b" fo:background-color="#23ff23" style:font-weight-asian="normal" style:font-weight-complex="normal"/>
    </style:style>
    <style:style style:name="P30" style:family="paragraph" style:parent-style-name="Standard" style:list-style-name="L3">
      <style:text-properties fo:font-weight="normal" officeooo:rsid="0086af91" officeooo:paragraph-rsid="00a4e15e" fo:background-color="#23ff23" style:font-weight-asian="normal" style:font-weight-complex="normal"/>
    </style:style>
    <style:style style:name="P31" style:family="paragraph" style:parent-style-name="Standard" style:list-style-name="L7">
      <style:text-properties fo:font-weight="normal" officeooo:rsid="0086af91" officeooo:paragraph-rsid="0086af91" fo:background-color="#23ff23" style:font-weight-asian="normal" style:font-weight-complex="normal"/>
    </style:style>
    <style:style style:name="P32" style:family="paragraph" style:parent-style-name="Standard" style:list-style-name="L3">
      <style:text-properties fo:font-weight="normal" officeooo:rsid="0097b951" officeooo:paragraph-rsid="0097b951" fo:background-color="#23ff23" style:font-weight-asian="normal" style:font-weight-complex="normal"/>
    </style:style>
    <style:style style:name="P33" style:family="paragraph" style:parent-style-name="Standard" style:list-style-name="L7">
      <style:text-properties fo:font-weight="normal" officeooo:paragraph-rsid="0077e05c" fo:background-color="#23ff23" style:font-weight-asian="normal" style:font-weight-complex="normal"/>
    </style:style>
    <style:style style:name="P34" style:family="paragraph" style:parent-style-name="Standard" style:list-style-name="L7">
      <style:text-properties fo:font-weight="normal" officeooo:rsid="0080fa2e" officeooo:paragraph-rsid="0080fa2e" fo:background-color="#23ff23" style:font-weight-asian="normal" style:font-weight-complex="normal"/>
    </style:style>
    <style:style style:name="P35" style:family="paragraph" style:parent-style-name="Standard" style:list-style-name="L7">
      <style:text-properties fo:font-weight="normal" officeooo:rsid="008ed8bd" officeooo:paragraph-rsid="008ed8bd" fo:background-color="#23ff23" style:font-weight-asian="normal" style:font-weight-complex="normal"/>
    </style:style>
    <style:style style:name="P36" style:family="paragraph" style:parent-style-name="Standard" style:list-style-name="L7">
      <style:text-properties fo:font-weight="normal" officeooo:rsid="00aad543" officeooo:paragraph-rsid="00aad543" fo:background-color="#23ff23" style:font-weight-asian="normal" style:font-weight-complex="normal"/>
    </style:style>
    <style:style style:name="P37" style:family="paragraph" style:parent-style-name="Standard" style:list-style-name="L3">
      <style:text-properties fo:font-weight="normal" officeooo:paragraph-rsid="0097352b" style:font-weight-asian="normal" style:font-weight-complex="normal"/>
    </style:style>
    <style:style style:name="P38" style:family="paragraph" style:parent-style-name="Standard" style:list-style-name="L7">
      <style:text-properties fo:font-weight="normal" officeooo:paragraph-rsid="00721238" style:font-weight-asian="normal" style:font-weight-complex="normal"/>
    </style:style>
    <style:style style:name="P39" style:family="paragraph" style:parent-style-name="Standard" style:list-style-name="L7">
      <style:text-properties fo:font-weight="normal" officeooo:rsid="00774b0b" officeooo:paragraph-rsid="00774b0b" style:font-weight-asian="normal" style:font-weight-complex="normal"/>
    </style:style>
    <style:style style:name="P40" style:family="paragraph" style:parent-style-name="Standard" style:list-style-name="L7">
      <style:text-properties fo:font-weight="normal" officeooo:rsid="007ff777" officeooo:paragraph-rsid="007ff777" style:font-weight-asian="normal" style:font-weight-complex="normal"/>
    </style:style>
    <style:style style:name="P41" style:family="paragraph" style:parent-style-name="Standard" style:list-style-name="L7">
      <style:text-properties fo:font-weight="normal" officeooo:rsid="008cf786" officeooo:paragraph-rsid="008cf786" style:font-weight-asian="normal" style:font-weight-complex="normal"/>
    </style:style>
    <style:style style:name="P42" style:family="paragraph" style:parent-style-name="Standard" style:list-style-name="L7">
      <style:text-properties fo:font-weight="normal" officeooo:rsid="00925bc3" officeooo:paragraph-rsid="00925bc3" style:font-weight-asian="normal" style:font-weight-complex="normal"/>
    </style:style>
    <style:style style:name="P43" style:family="paragraph" style:parent-style-name="Standard" style:list-style-name="L7">
      <style:text-properties fo:font-weight="normal" officeooo:rsid="00886878" officeooo:paragraph-rsid="00886878" style:font-weight-asian="normal" style:font-weight-complex="normal"/>
    </style:style>
    <style:style style:name="P44" style:family="paragraph" style:parent-style-name="Standard" style:list-style-name="L7">
      <style:text-properties fo:font-weight="normal" officeooo:rsid="00a82c9d" officeooo:paragraph-rsid="00a82c9d" fo:background-color="#ffff66" style:font-weight-asian="normal" style:font-weight-complex="normal"/>
    </style:style>
    <style:style style:name="P45" style:family="paragraph" style:parent-style-name="Standard" style:list-style-name="L4">
      <style:text-properties officeooo:paragraph-rsid="0052d839"/>
    </style:style>
    <style:style style:name="P46" style:family="paragraph" style:parent-style-name="Standard" style:list-style-name="L4">
      <style:text-properties officeooo:paragraph-rsid="00533e22"/>
    </style:style>
    <style:style style:name="P47" style:family="paragraph" style:parent-style-name="Standard" style:list-style-name="L4">
      <style:text-properties officeooo:paragraph-rsid="0057b1d7"/>
    </style:style>
    <style:style style:name="P48" style:family="paragraph" style:parent-style-name="Standard" style:list-style-name="L4">
      <style:text-properties officeooo:paragraph-rsid="00587229"/>
    </style:style>
    <style:style style:name="P49" style:family="paragraph" style:parent-style-name="Standard" style:list-style-name="L4">
      <style:text-properties officeooo:paragraph-rsid="001bd0a0"/>
    </style:style>
    <style:style style:name="P50" style:family="paragraph" style:parent-style-name="Standard" style:list-style-name="L4">
      <style:text-properties officeooo:paragraph-rsid="00347e4e"/>
    </style:style>
    <style:style style:name="P51" style:family="paragraph" style:parent-style-name="Standard" style:list-style-name="L4">
      <style:text-properties officeooo:paragraph-rsid="00247041"/>
    </style:style>
    <style:style style:name="P52" style:family="paragraph" style:parent-style-name="Standard" style:list-style-name="L4">
      <style:text-properties officeooo:paragraph-rsid="00266431"/>
    </style:style>
    <style:style style:name="P53" style:family="paragraph" style:parent-style-name="Standard" style:list-style-name="L4">
      <style:text-properties officeooo:paragraph-rsid="003c9876"/>
    </style:style>
    <style:style style:name="P54" style:family="paragraph" style:parent-style-name="Standard" style:list-style-name="L4">
      <style:text-properties officeooo:paragraph-rsid="004017af"/>
    </style:style>
    <style:style style:name="P55" style:family="paragraph" style:parent-style-name="Standard" style:list-style-name="L4">
      <style:text-properties officeooo:paragraph-rsid="004c8ee6"/>
    </style:style>
    <style:style style:name="P56" style:family="paragraph" style:parent-style-name="Standard" style:list-style-name="L4">
      <style:text-properties officeooo:rsid="001ab44c" officeooo:paragraph-rsid="001ab44c"/>
    </style:style>
    <style:style style:name="P57" style:family="paragraph" style:parent-style-name="Standard" style:list-style-name="L4">
      <style:text-properties officeooo:rsid="0054cbc9" officeooo:paragraph-rsid="0054cbc9"/>
    </style:style>
    <style:style style:name="P58" style:family="paragraph" style:parent-style-name="Standard" style:list-style-name="L4">
      <style:text-properties officeooo:rsid="0054cbc9" officeooo:paragraph-rsid="0054cbc9" fo:background-color="transparent"/>
    </style:style>
    <style:style style:name="P59" style:family="paragraph" style:parent-style-name="Standard" style:list-style-name="L4">
      <style:text-properties officeooo:rsid="005a085b" officeooo:paragraph-rsid="005a085b"/>
    </style:style>
    <style:style style:name="P60" style:family="paragraph" style:parent-style-name="Standard" style:list-style-name="L4">
      <style:text-properties officeooo:rsid="0022daa6" officeooo:paragraph-rsid="0022daa6"/>
    </style:style>
    <style:style style:name="P61" style:family="paragraph" style:parent-style-name="Standard" style:list-style-name="L6">
      <style:text-properties officeooo:rsid="0022daa6" officeooo:paragraph-rsid="0022daa6"/>
    </style:style>
    <style:style style:name="P62" style:family="paragraph" style:parent-style-name="Standard" style:list-style-name="L4">
      <style:text-properties officeooo:rsid="004c8ee6" officeooo:paragraph-rsid="004c8ee6"/>
    </style:style>
    <style:style style:name="P63" style:family="paragraph" style:parent-style-name="Standard" style:list-style-name="L4">
      <style:text-properties officeooo:rsid="004d822c" officeooo:paragraph-rsid="004d822c"/>
    </style:style>
    <style:style style:name="P64" style:family="paragraph" style:parent-style-name="Standard" style:list-style-name="L5">
      <style:text-properties officeooo:rsid="00357277" officeooo:paragraph-rsid="00357277"/>
    </style:style>
    <style:style style:name="P65" style:family="paragraph" style:parent-style-name="Standard" style:list-style-name="L5">
      <style:text-properties officeooo:rsid="00358dcd" officeooo:paragraph-rsid="00358dcd"/>
    </style:style>
    <style:style style:name="P66" style:family="paragraph" style:parent-style-name="Standard" style:list-style-name="L5">
      <style:text-properties officeooo:rsid="0037c673" officeooo:paragraph-rsid="0037c673"/>
    </style:style>
    <style:style style:name="P67" style:family="paragraph" style:parent-style-name="Standard" style:list-style-name="L5">
      <style:text-properties officeooo:rsid="0044dc3f" officeooo:paragraph-rsid="0044dc3f"/>
    </style:style>
    <style:style style:name="P68" style:family="paragraph" style:parent-style-name="Standard" style:list-style-name="L5">
      <style:text-properties officeooo:rsid="004724dc" officeooo:paragraph-rsid="004724dc"/>
    </style:style>
    <style:style style:name="P69" style:family="paragraph" style:parent-style-name="Standard" style:list-style-name="L5">
      <style:text-properties officeooo:rsid="004888bc" officeooo:paragraph-rsid="004888bc"/>
    </style:style>
    <style:style style:name="P70" style:family="paragraph" style:parent-style-name="Standard" style:list-style-name="L5">
      <style:text-properties officeooo:rsid="005079bc" officeooo:paragraph-rsid="005079bc"/>
    </style:style>
    <style:style style:name="P71" style:family="paragraph" style:parent-style-name="Standard" style:list-style-name="L6">
      <style:text-properties officeooo:paragraph-rsid="00266431"/>
    </style:style>
    <style:style style:name="P72" style:family="paragraph" style:parent-style-name="Standard" style:list-style-name="L6">
      <style:text-properties officeooo:paragraph-rsid="00277cb7"/>
    </style:style>
    <style:style style:name="P73" style:family="paragraph" style:parent-style-name="Standard" style:list-style-name="L6">
      <style:text-properties officeooo:paragraph-rsid="002bb575"/>
    </style:style>
    <style:style style:name="P74" style:family="paragraph" style:parent-style-name="Standard" style:list-style-name="L6">
      <style:text-properties officeooo:paragraph-rsid="00390afd"/>
    </style:style>
    <style:style style:name="P75" style:family="paragraph" style:parent-style-name="Standard" style:list-style-name="L6">
      <style:text-properties officeooo:paragraph-rsid="0042e171"/>
    </style:style>
    <style:style style:name="P76" style:family="paragraph" style:parent-style-name="Standard" style:list-style-name="L6">
      <style:text-properties officeooo:paragraph-rsid="00497a22"/>
    </style:style>
    <style:style style:name="P77" style:family="paragraph" style:parent-style-name="Standard" style:list-style-name="L6">
      <style:text-properties officeooo:paragraph-rsid="004ac364"/>
    </style:style>
    <style:style style:name="P78" style:family="paragraph" style:parent-style-name="Standard" style:list-style-name="L6">
      <style:text-properties officeooo:rsid="002e8464" officeooo:paragraph-rsid="002e8464"/>
    </style:style>
    <style:style style:name="P79" style:family="paragraph" style:parent-style-name="Standard" style:list-style-name="L6">
      <style:text-properties officeooo:rsid="002fa7db" officeooo:paragraph-rsid="002fa7db"/>
    </style:style>
    <style:style style:name="P80" style:family="paragraph" style:parent-style-name="Standard" style:list-style-name="L6">
      <style:text-properties officeooo:rsid="003170f4" officeooo:paragraph-rsid="003170f4"/>
    </style:style>
    <style:style style:name="P81" style:family="paragraph" style:parent-style-name="Standard" style:list-style-name="L6">
      <style:text-properties officeooo:rsid="00325782" officeooo:paragraph-rsid="00325782"/>
    </style:style>
    <style:style style:name="P82" style:family="paragraph" style:parent-style-name="Standard" style:list-style-name="L6">
      <style:text-properties officeooo:rsid="0033bdd8" officeooo:paragraph-rsid="0033bdd8"/>
    </style:style>
    <style:style style:name="P83" style:family="paragraph" style:parent-style-name="Standard" style:list-style-name="L6">
      <style:text-properties officeooo:rsid="0035568d" officeooo:paragraph-rsid="0035568d"/>
    </style:style>
    <style:style style:name="P84" style:family="paragraph" style:parent-style-name="Standard" style:list-style-name="L6">
      <style:text-properties officeooo:rsid="003a9e49" officeooo:paragraph-rsid="003a9e49"/>
    </style:style>
    <style:style style:name="P85" style:family="paragraph" style:parent-style-name="Standard" style:list-style-name="L7">
      <style:text-properties officeooo:rsid="003a9e49" officeooo:paragraph-rsid="007e3ef0"/>
    </style:style>
    <style:style style:name="P86" style:family="paragraph" style:parent-style-name="Standard" style:list-style-name="L6">
      <style:text-properties officeooo:rsid="003f10e5" officeooo:paragraph-rsid="003f10e5"/>
    </style:style>
    <style:style style:name="P87" style:family="paragraph" style:parent-style-name="Standard" style:list-style-name="L7">
      <style:text-properties officeooo:rsid="003f10e5" officeooo:paragraph-rsid="007e3ef0"/>
    </style:style>
    <style:style style:name="P88" style:family="paragraph" style:parent-style-name="Standard" style:list-style-name="L6">
      <style:text-properties officeooo:rsid="0047822e" officeooo:paragraph-rsid="0047822e"/>
    </style:style>
    <style:style style:name="P89" style:family="paragraph" style:parent-style-name="Standard" style:list-style-name="L7">
      <style:text-properties officeooo:paragraph-rsid="006dec3c"/>
    </style:style>
    <style:style style:name="P90" style:family="paragraph" style:parent-style-name="Standard" style:list-style-name="L7">
      <style:text-properties officeooo:paragraph-rsid="005c4946"/>
    </style:style>
    <style:style style:name="P91" style:family="paragraph" style:parent-style-name="Standard" style:list-style-name="L7">
      <style:text-properties officeooo:paragraph-rsid="00606e11"/>
    </style:style>
    <style:style style:name="P92" style:family="paragraph" style:parent-style-name="Standard" style:list-style-name="L7">
      <style:text-properties officeooo:paragraph-rsid="0062f56b"/>
    </style:style>
    <style:style style:name="P93" style:family="paragraph" style:parent-style-name="Standard" style:list-style-name="L7">
      <style:text-properties officeooo:paragraph-rsid="00794deb"/>
    </style:style>
    <style:style style:name="P94" style:family="paragraph" style:parent-style-name="Standard" style:list-style-name="L7">
      <style:text-properties officeooo:paragraph-rsid="00812066"/>
    </style:style>
    <style:style style:name="P95" style:family="paragraph" style:parent-style-name="Standard" style:list-style-name="L7">
      <style:text-properties officeooo:paragraph-rsid="0068b064"/>
    </style:style>
    <style:style style:name="P96" style:family="paragraph" style:parent-style-name="Standard" style:list-style-name="L7">
      <style:text-properties officeooo:paragraph-rsid="00744b52"/>
    </style:style>
    <style:style style:name="P97" style:family="paragraph" style:parent-style-name="Standard" style:list-style-name="L7">
      <style:text-properties officeooo:paragraph-rsid="00759125"/>
    </style:style>
    <style:style style:name="P98" style:family="paragraph" style:parent-style-name="Standard" style:list-style-name="L7">
      <style:text-properties officeooo:paragraph-rsid="007e3ef0"/>
    </style:style>
    <style:style style:name="P99" style:family="paragraph" style:parent-style-name="Standard" style:list-style-name="L7">
      <style:text-properties officeooo:rsid="005c4946" officeooo:paragraph-rsid="005c4946"/>
    </style:style>
    <style:style style:name="P100" style:family="paragraph" style:parent-style-name="Standard" style:list-style-name="L7">
      <style:text-properties officeooo:rsid="0062f56b" officeooo:paragraph-rsid="0062f56b"/>
    </style:style>
    <style:style style:name="P101" style:family="paragraph" style:parent-style-name="Standard" style:list-style-name="L7">
      <style:text-properties officeooo:rsid="0062f56b" officeooo:paragraph-rsid="009decc1"/>
    </style:style>
    <style:style style:name="P102" style:family="paragraph" style:parent-style-name="Standard" style:list-style-name="L7">
      <style:text-properties officeooo:rsid="005d3199" officeooo:paragraph-rsid="005d3199"/>
    </style:style>
    <style:style style:name="P103" style:family="paragraph" style:parent-style-name="Standard" style:list-style-name="L7">
      <style:text-properties officeooo:rsid="005d794e" officeooo:paragraph-rsid="005d794e"/>
    </style:style>
    <style:style style:name="P104" style:family="paragraph" style:parent-style-name="Standard" style:list-style-name="L7">
      <style:text-properties officeooo:rsid="005e4d96" officeooo:paragraph-rsid="005e4d96"/>
    </style:style>
    <style:style style:name="P105" style:family="paragraph" style:parent-style-name="Standard" style:list-style-name="L7">
      <style:text-properties officeooo:rsid="0066d164" officeooo:paragraph-rsid="0066d164"/>
    </style:style>
    <style:style style:name="P106" style:family="paragraph" style:parent-style-name="Standard" style:list-style-name="L7">
      <style:text-properties officeooo:rsid="0069a4f1" officeooo:paragraph-rsid="0069a4f1"/>
    </style:style>
    <style:style style:name="P107" style:family="paragraph" style:parent-style-name="Standard" style:list-style-name="L7">
      <style:text-properties officeooo:rsid="006a47f0" officeooo:paragraph-rsid="006a47f0"/>
    </style:style>
    <style:style style:name="P108" style:family="paragraph" style:parent-style-name="Standard" style:list-style-name="L7">
      <style:text-properties officeooo:rsid="00708dec" officeooo:paragraph-rsid="00708dec"/>
    </style:style>
    <style:style style:name="P109" style:family="paragraph" style:parent-style-name="Standard" style:list-style-name="L7">
      <style:text-properties officeooo:rsid="007c5da6" officeooo:paragraph-rsid="007c5da6"/>
    </style:style>
    <style:style style:name="P110" style:family="paragraph" style:parent-style-name="Standard" style:list-style-name="L7">
      <style:text-properties officeooo:rsid="007d5966" officeooo:paragraph-rsid="007d5966"/>
    </style:style>
    <style:style style:name="P111" style:family="paragraph" style:parent-style-name="Standard" style:list-style-name="L7">
      <style:text-properties officeooo:rsid="00831298" officeooo:paragraph-rsid="00831298"/>
    </style:style>
    <style:style style:name="P112" style:family="paragraph" style:parent-style-name="Standard" style:list-style-name="L7">
      <style:text-properties officeooo:rsid="00839a17" officeooo:paragraph-rsid="00839a17"/>
    </style:style>
    <style:style style:name="P113" style:family="paragraph" style:parent-style-name="Standard" style:list-style-name="L7">
      <style:text-properties officeooo:rsid="0084f449" officeooo:paragraph-rsid="0084f449"/>
    </style:style>
    <style:style style:name="P114" style:family="paragraph" style:parent-style-name="Standard" style:list-style-name="L7">
      <style:text-properties officeooo:rsid="008bd9ae" officeooo:paragraph-rsid="008bd9ae"/>
    </style:style>
    <style:style style:name="P115" style:family="paragraph" style:parent-style-name="Standard" style:list-style-name="L7">
      <style:text-properties officeooo:rsid="008c198c" officeooo:paragraph-rsid="008c198c"/>
    </style:style>
    <style:style style:name="P116" style:family="paragraph" style:parent-style-name="Standard" style:list-style-name="L7">
      <style:text-properties officeooo:rsid="0090a350" officeooo:paragraph-rsid="0090a350"/>
    </style:style>
    <style:style style:name="P117" style:family="paragraph" style:parent-style-name="Standard" style:list-style-name="L7">
      <style:text-properties officeooo:rsid="0091ec80" officeooo:paragraph-rsid="0091ec80"/>
    </style:style>
    <style:style style:name="P118" style:family="paragraph" style:parent-style-name="Standard" style:list-style-name="L7">
      <style:text-properties officeooo:rsid="00a72633" officeooo:paragraph-rsid="00a72633" fo:background-color="#ffff66"/>
    </style:style>
    <style:style style:name="P119" style:family="paragraph" style:parent-style-name="Standard" style:list-style-name="L7">
      <style:text-properties officeooo:rsid="00636122" officeooo:paragraph-rsid="00636122"/>
    </style:style>
    <style:style style:name="P120" style:family="paragraph" style:parent-style-name="Standard" style:list-style-name="L7">
      <style:text-properties officeooo:rsid="0068b064" officeooo:paragraph-rsid="0068b064"/>
    </style:style>
    <style:style style:name="P121" style:family="paragraph" style:parent-style-name="Standard" style:list-style-name="L7">
      <style:text-properties officeooo:rsid="00881c5e" officeooo:paragraph-rsid="007e3ef0"/>
    </style:style>
    <style:style style:name="P122" style:family="paragraph" style:parent-style-name="Heading_20_2">
      <style:text-properties officeooo:rsid="005b8a69" officeooo:paragraph-rsid="005b8a69"/>
    </style:style>
    <style:style style:name="P123" style:family="paragraph" style:parent-style-name="Heading_20_1">
      <style:text-properties officeooo:rsid="0098ff6b"/>
    </style:style>
    <style:style style:name="T1" style:family="text">
      <style:text-properties officeooo:rsid="001bd0a0"/>
    </style:style>
    <style:style style:name="T2" style:family="text">
      <style:text-properties officeooo:rsid="001d642e"/>
    </style:style>
    <style:style style:name="T3" style:family="text">
      <style:text-properties officeooo:rsid="001f24c9"/>
    </style:style>
    <style:style style:name="T4" style:family="text">
      <style:text-properties officeooo:rsid="00219912"/>
    </style:style>
    <style:style style:name="T5" style:family="text">
      <style:text-properties officeooo:rsid="0022daa6"/>
    </style:style>
    <style:style style:name="T6" style:family="text">
      <style:text-properties officeooo:rsid="00247041"/>
    </style:style>
    <style:style style:name="T7" style:family="text">
      <style:text-properties officeooo:rsid="00266431"/>
    </style:style>
    <style:style style:name="T8" style:family="text">
      <style:text-properties officeooo:rsid="00277cb7"/>
    </style:style>
    <style:style style:name="T9" style:family="text">
      <style:text-properties officeooo:rsid="002bb575"/>
    </style:style>
    <style:style style:name="T10" style:family="text">
      <style:text-properties officeooo:rsid="002ca4c3"/>
    </style:style>
    <style:style style:name="T11" style:family="text">
      <style:text-properties officeooo:rsid="00347e4e"/>
    </style:style>
    <style:style style:name="T12" style:family="text">
      <style:text-properties officeooo:rsid="00357277"/>
    </style:style>
    <style:style style:name="T13" style:family="text">
      <style:text-properties officeooo:rsid="0035fe9d"/>
    </style:style>
    <style:style style:name="T14" style:family="text">
      <style:text-properties officeooo:rsid="0037c673"/>
    </style:style>
    <style:style style:name="T15" style:family="text">
      <style:text-properties officeooo:rsid="00390afd"/>
    </style:style>
    <style:style style:name="T16" style:family="text">
      <style:text-properties officeooo:rsid="003a9e49"/>
    </style:style>
    <style:style style:name="T17" style:family="text">
      <style:text-properties officeooo:rsid="003c9876"/>
    </style:style>
    <style:style style:name="T18" style:family="text">
      <style:text-properties officeooo:rsid="003fedd1"/>
    </style:style>
    <style:style style:name="T19" style:family="text">
      <style:text-properties officeooo:rsid="004017af"/>
    </style:style>
    <style:style style:name="T20" style:family="text">
      <style:text-properties officeooo:rsid="00418e63"/>
    </style:style>
    <style:style style:name="T21" style:family="text">
      <style:text-properties officeooo:rsid="0042e171"/>
    </style:style>
    <style:style style:name="T22" style:family="text">
      <style:text-properties officeooo:rsid="0045c7f9"/>
    </style:style>
    <style:style style:name="T23" style:family="text">
      <style:text-properties officeooo:rsid="0047822e"/>
    </style:style>
    <style:style style:name="T24" style:family="text">
      <style:text-properties officeooo:rsid="00497a22"/>
    </style:style>
    <style:style style:name="T25" style:family="text">
      <style:text-properties officeooo:rsid="004ac364"/>
    </style:style>
    <style:style style:name="T26" style:family="text">
      <style:text-properties style:text-underline-style="solid" style:text-underline-width="auto" style:text-underline-color="font-color" fo:font-weight="bold" officeooo:rsid="004ac364" style:font-weight-asian="bold" style:font-weight-complex="bold"/>
    </style:style>
    <style:style style:name="T27" style:family="text">
      <style:text-properties officeooo:rsid="004ef995"/>
    </style:style>
    <style:style style:name="T28" style:family="text">
      <style:text-properties officeooo:rsid="00528277"/>
    </style:style>
    <style:style style:name="T29" style:family="text">
      <style:text-properties officeooo:rsid="0052d839"/>
    </style:style>
    <style:style style:name="T30" style:family="text">
      <style:text-properties officeooo:rsid="00533e22"/>
    </style:style>
    <style:style style:name="T31" style:family="text">
      <style:text-properties officeooo:rsid="0052d839" fo:background-color="#23ff23"/>
    </style:style>
    <style:style style:name="T32" style:family="text">
      <style:text-properties officeooo:rsid="00548988" fo:background-color="#23ff23"/>
    </style:style>
    <style:style style:name="T33" style:family="text">
      <style:text-properties officeooo:rsid="006dec3c" fo:background-color="#23ff23"/>
    </style:style>
    <style:style style:name="T34" style:family="text">
      <style:text-properties officeooo:rsid="00548988"/>
    </style:style>
    <style:style style:name="T35" style:family="text">
      <style:text-properties officeooo:rsid="00571379"/>
    </style:style>
    <style:style style:name="T36" style:family="text">
      <style:text-properties officeooo:rsid="00571379" fo:background-color="transparent"/>
    </style:style>
    <style:style style:name="T37" style:family="text">
      <style:text-properties officeooo:rsid="00551503" fo:background-color="transparent"/>
    </style:style>
    <style:style style:name="T38" style:family="text">
      <style:text-properties officeooo:rsid="0056fcb6" fo:background-color="transparent"/>
    </style:style>
    <style:style style:name="T39" style:family="text">
      <style:text-properties officeooo:rsid="0057b1d7"/>
    </style:style>
    <style:style style:name="T40" style:family="text">
      <style:text-properties officeooo:rsid="00587229"/>
    </style:style>
    <style:style style:name="T41" style:family="text">
      <style:text-properties officeooo:rsid="005b8a69"/>
    </style:style>
    <style:style style:name="T42" style:family="text">
      <style:text-properties officeooo:rsid="005c4946"/>
    </style:style>
    <style:style style:name="T43" style:family="text">
      <style:text-properties officeooo:rsid="005d3199"/>
    </style:style>
    <style:style style:name="T44" style:family="text">
      <style:text-properties officeooo:rsid="00606e11"/>
    </style:style>
    <style:style style:name="T45" style:family="text">
      <style:text-properties officeooo:rsid="00621462"/>
    </style:style>
    <style:style style:name="T46" style:family="text">
      <style:text-properties officeooo:rsid="0062f56b"/>
    </style:style>
    <style:style style:name="T47" style:family="text">
      <style:text-properties officeooo:rsid="0064d4ad"/>
    </style:style>
    <style:style style:name="T48" style:family="text">
      <style:text-properties officeooo:rsid="0068b064"/>
    </style:style>
    <style:style style:name="T49" style:family="text">
      <style:text-properties officeooo:rsid="006ae665"/>
    </style:style>
    <style:style style:name="T50" style:family="text">
      <style:text-properties officeooo:rsid="006b7725"/>
    </style:style>
    <style:style style:name="T51" style:family="text">
      <style:text-properties officeooo:rsid="006ee51f"/>
    </style:style>
    <style:style style:name="T52" style:family="text">
      <style:text-properties officeooo:rsid="00721238"/>
    </style:style>
    <style:style style:name="T53" style:family="text">
      <style:text-properties officeooo:rsid="0072dab4"/>
    </style:style>
    <style:style style:name="T54" style:family="text">
      <style:text-properties officeooo:rsid="00744b52"/>
    </style:style>
    <style:style style:name="T55" style:family="text">
      <style:text-properties officeooo:rsid="00759125"/>
    </style:style>
    <style:style style:name="T56" style:family="text">
      <style:text-properties officeooo:rsid="0077e05c"/>
    </style:style>
    <style:style style:name="T57" style:family="text">
      <style:text-properties officeooo:rsid="00785f27"/>
    </style:style>
    <style:style style:name="T58" style:family="text">
      <style:text-properties officeooo:rsid="00794deb"/>
    </style:style>
    <style:style style:name="T59" style:family="text">
      <style:text-properties officeooo:rsid="007ab074"/>
    </style:style>
    <style:style style:name="T60" style:family="text">
      <style:text-properties officeooo:rsid="00812066"/>
    </style:style>
    <style:style style:name="T61" style:family="text">
      <style:text-properties officeooo:rsid="00831298"/>
    </style:style>
    <style:style style:name="T62" style:family="text">
      <style:text-properties officeooo:rsid="0086af91"/>
    </style:style>
    <style:style style:name="T63" style:family="text">
      <style:text-properties officeooo:rsid="00870635"/>
    </style:style>
    <style:style style:name="T64" style:family="text">
      <style:text-properties officeooo:rsid="00881c5e"/>
    </style:style>
    <style:style style:name="T65" style:family="text">
      <style:text-properties officeooo:rsid="0088567f"/>
    </style:style>
    <style:style style:name="T66" style:family="text">
      <style:text-properties officeooo:rsid="00886878"/>
    </style:style>
    <style:style style:name="T67" style:family="text">
      <style:text-properties officeooo:rsid="008a2430"/>
    </style:style>
    <style:style style:name="T68" style:family="text">
      <style:text-properties officeooo:rsid="00925bc3"/>
    </style:style>
    <style:style style:name="T69" style:family="text">
      <style:text-properties officeooo:rsid="0093dae8"/>
    </style:style>
    <style:style style:name="T70" style:family="text">
      <style:text-properties officeooo:rsid="0097352b"/>
    </style:style>
    <style:style style:name="T71" style:family="text">
      <style:text-properties officeooo:rsid="009a6ff6"/>
    </style:style>
    <style:style style:name="T72" style:family="text">
      <style:text-properties officeooo:rsid="009decc1"/>
    </style:style>
    <style:style style:name="T73" style:family="text">
      <style:text-properties officeooo:rsid="009f46d5"/>
    </style:style>
    <style:style style:name="T74" style:family="text">
      <style:text-properties officeooo:rsid="00a35075"/>
    </style:style>
    <style:style style:name="T75" style:family="text">
      <style:text-properties fo:font-weight="normal" officeooo:rsid="0086af91" style:font-weight-asian="normal" style:font-weight-complex="normal"/>
    </style:style>
    <style:style style:name="T76" style:family="text">
      <style:text-properties fo:font-weight="normal" officeooo:rsid="0088567f" style:font-weight-asian="normal" style:font-weight-complex="normal"/>
    </style:style>
    <style:style style:name="T77" style:family="text">
      <style:text-properties fo:font-weight="normal" officeooo:rsid="00886878" style:font-weight-asian="normal" style:font-weight-complex="normal"/>
    </style:style>
    <style:style style:name="T78" style:family="text">
      <style:text-properties fo:font-weight="normal" officeooo:rsid="008a2430" style:font-weight-asian="normal" style:font-weight-complex="normal"/>
    </style:style>
    <style:style style:name="T79" style:family="text">
      <style:text-properties fo:font-weight="normal" officeooo:rsid="00aa2595" style:font-weight-asian="normal" style:font-weight-complex="normal"/>
    </style:style>
    <style:style style:name="T80" style:family="text">
      <style:text-properties fo:font-weight="normal" officeooo:rsid="0086af91" fo:background-color="transparent" style:font-weight-asian="normal" style:font-weight-complex="normal"/>
    </style:style>
    <style:style style:name="T81" style:family="text">
      <style:text-properties fo:font-weight="normal" officeooo:rsid="00aa2595" fo:background-color="transparent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3" text:outline-level="1">07/01/2011</text:h>
      <text:p text:style-name="P13"/>
      <text:p text:style-name="P4"><text:span text:style-name="T12">Remarque</text:span><text:span text:style-name="T28">s générales</text:span><text:span text:style-name="T3">:</text:span></text:p>
      <text:list xml:id="list318366120" text:style-name="L1">
        <text:list-item>
          <text:p text:style-name="P16">La version qui contiendra les EP validées sera la 2.0 stable</text:p>
        </text:list-item>
        <text:list-item>
          <text:p text:style-name="P17">La base de données commence à être blindée (dans le patch-2.0-rc15.sql notamment), les valeurs rentrées dans les tables seront vérifiées (le nir par exemple, … FIXME)</text:p>
        </text:list-item>
      </text:list>
      <text:p text:style-name="P5"/>
      <text:p text:style-name="P3"><text:span text:style-name="T27">TODO </text:span><text:span text:style-name="T28">(EP)</text:span><text:span text:style-name="T3">:</text:span></text:p>
      <text:list xml:id="list1372161046" text:style-name="L2">
        <text:list-item>
          <text:p text:style-name="P18">Refaire un scénario comme ci-dessous pour chacune des thématique de chacun des CG</text:p>
        </text:list-item>
        <text:list-item>
          <text:p text:style-name="P18">Faire un test de séance d'EP avec des dossiers appartenant à plusieurs thématiques</text:p>
        </text:list-item>
        <text:list-item>
          <text:p text:style-name="P19">Nombres magiques de déclenchement (ex. PDO) → faire des enum</text:p>
        </text:list-item>
      </text:list>
      <text:p text:style-name="P9"/>
      <text:p text:style-name="P10"><text:span text:style-name="T69">Priorité 1</text:span><text:span text:style-name="T3">:</text:span></text:p>
      <text:list xml:id="list822800646" text:style-name="L3">
        <text:list-item>
          <text:p text:style-name="P20">Membres EP → enlever (commenter) présences + modifier / supprimer sur les lignes</text:p>
        </text:list-item>
        <text:list-item>
          <text:p text:style-name="P21">shell <text:span text:style-name="T71">integrationfluxpe</text:span> : Error</text:p>
        </text:list-item>
        <text:list-item>
          <text:p text:style-name="P23">Expliciter le message</text:p>
        </text:list-item>
        <text:list-item>
          <text:p text:style-name="P27"><text:span text:style-name="T54">Menu Eq. Pluri. → CG 66 → </text:span><text:span text:style-name="T55">Non inscrits PE </text:span><text:span text:style-name="T56">← corriger « </text:span><text:span text:style-name="T57">Sélection des radiés PE »</text:span></text:p>
        </text:list-item>
        <text:list-item>
          <text:p text:style-name="P29">Colonnes motif de présence (séance EP)</text:p>
        </text:list-item>
        <text:list-item>
          <text:p text:style-name="P30">Décision <text:span text:style-name="T74">EP</text:span> → dependent select</text:p>
        </text:list-item>
        <text:list-item>
          <text:p text:style-name="P28"><text:span text:style-name="T65">Décision CG → </text:span><text:span text:style-name="T62">dependent select, </text:span><text:span text:style-name="T65">préremplissage EP </text:span><text:span text:style-name="T66">+ infobulle avis E</text:span><text:span text:style-name="T67">P</text:span></text:p>
        </text:list-item>
        <text:list-item>
          <text:p text:style-name="P26"><text:span text:style-name="T75">Décision </text:span>EP, Décision C<text:span text:style-name="T75">G </text:span><text:span text:style-name="T79">→</text:span><text:span text:style-name="T79"> </text:span>Pré-remplissage des valeurs si on modifie les décisions</text:p>
        </text:list-item>
        <text:list-item>
          <text:p text:style-name="P37"><text:span text:style-name="T68">Mini-moteur de recherche des résultats </text:span><text:span text:style-name="T70">66</text:span></text:p>
        </text:list-item>
        <text:list-item>
          <text:p text:style-name="P32">Scénario et remarques en français pour Arnaud qui transmettra</text:p>
        </text:list-item>
      </text:list>
      <text:h text:style-name="P122" text:outline-level="2">CG 93</text:h>
      <text:p text:style-name="P6"/>
      <text:p text:style-name="P1"><text:span text:style-name="T2">Cassé </text:span><text:span text:style-name="T3">(93) :</text:span></text:p>
      <text:list xml:id="list1061183961" text:style-name="L4">
        <text:list-item>
          <text:p text:style-name="P56">Critères PDO → cassé</text:p>
          <text:list>
            <text:list-item>
              <text:p text:style-name="P57">criterespdos/nouvelles</text:p>
              <text:list>
                <text:list-item>
                  <text:p text:style-name="P45"><text:span text:style-name="T29">Recherche par NIR → </text:span><text:span text:style-name="T31">réparé</text:span></text:p>
                </text:list-item>
                <text:list-item>
                  <text:p text:style-name="P46"><text:span text:style-name="T30">Recherche par date de demande RSA</text:span><text:span text:style-name="T29"> → </text:span><text:span text:style-name="T31">réparé</text:span></text:p>
                </text:list-item>
              </text:list>
            </text:list-item>
            <text:list-item>
              <text:p text:style-name="P58">criterespdos</text:p>
              <text:list>
                <text:list-item>
                  <text:p text:style-name="P47"><text:span text:style-name="T37">Recherche par </text:span><text:span text:style-name="T38">p</text:span><text:span text:style-name="T37">roposition de décision </text:span><text:span text:style-name="T36">→ remplacer</text:span></text:p>
                  <text:list>
                    <text:list-item>
                      <text:p text:style-name="P47"><text:span text:style-name="T35">Propopdo.decisionpdo_id </text:span><text:span text:style-name="T36"><text:s/>=&gt; Decisionpropopdo.propopdo_id</text:span></text:p>
                    </text:list-item>
                    <text:list-item>
                      <text:p text:style-name="P48"><text:span text:style-name="T39">Propopdo.datedecisionpdo → </text:span><text:span text:style-name="T40">Decisionpropopdo.datedecisionpdo</text:span></text:p>
                    </text:list-item>
                    <text:list-item>
                      <text:p text:style-name="P59">TODO : les autres champs, la traduc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9"><text:span text:style-name="T1">Ajout d'une DO 19, passage du shell → rien ne se passe </text:span><text:span text:style-name="T34">→ </text:span><text:span text:style-name="T32">réparé</text:span></text:p>
        </text:list-item>
        <text:list-item>
          <text:p text:style-name="P50"><text:span text:style-name="T4">Vue </text:span><text:span text:style-name="T5">de la liste des PDO → informations manquantes </text:span><text:span text:style-name="T11">(Décision du Conseil Général, Date de la décision CG)</text:span></text:p>
        </text:list-item>
        <text:list-item>
          <text:p text:style-name="P60">Dossiers à relancer (EP) → Personnes orientées avec contrat → pas de grisage de la 3ème relance</text:p>
        </text:list-item>
        <text:list-item>
          <text:p text:style-name="P51"><text:span text:style-name="T5">Dossiers à relancer (EP) </text:span><text:span text:style-name="T6">→ si aucun élément dans la liste, on voit quand même l'en-tête du tableau</text:span></text:p>
        </text:list-item>
        <text:list-item>
          <text:p text:style-name="P52"><text:span text:style-name="T5">Dossiers à relancer (EP) </text:span><text:span text:style-name="T7">→ traduction des l</text:span><text:span text:style-name="T8">é</text:span><text:span text:style-name="T7">gend</text:span><text:span text:style-name="T8">es</text:span><text:span text:style-name="T7"> des fieldset</text:span></text:p>
        </text:list-item>
        <text:list-item>
          <text:p text:style-name="P53"><text:span text:style-name="T16">Liste des participants → </text:span><text:span text:style-name="T17">Présences</text:span></text:p>
        </text:list-item>
        <text:list-item>
          <text:p text:style-name="P53"><text:span text:style-name="T16">Liste des participants → </text:span><text:span text:style-name="T17">Modifier dans le tableau des participants (voir Supprimer ?)</text:span></text:p>
        </text:list-item>
        <text:list-item>
          <text:p text:style-name="P54"><text:span text:style-name="T18">Pour les relances (orientation au moins), on ne vérifie pas que le droit soit toujours ouvert (+ d&amp;d, DEM/CJT?, </text:span><text:span text:style-name="T19">+ pas d'orientation / </text:span><text:span text:style-name="T20">droit clos / habite 94 / pour non renouvellement </text:span><text:soft-page-break/><text:span text:style-name="T20">contrat</text:span><text:span text:style-name="T19"> → personne 363435</text:span><text:span text:style-name="T18">) → est-ce correct ?</text:span></text:p>
        </text:list-item>
        <text:list-item>
          <text:p text:style-name="P55"><text:span text:style-name="T25">Menu Eq. Pluri. → CG 93 → Non respect</text:span><text:span text:style-name="T26">s</text:span><text:span text:style-name="T25"> et sanctions 93 → Dossiers finalisés</text:span></text:p>
          <text:list>
            <text:list-item>
              <text:p text:style-name="P62">Donner la raison du passage pour ce thème (DO 19, absence contrat, absence renouvellement)</text:p>
            </text:list-item>
            <text:list-item>
              <text:p text:style-name="P62">Colonne présence contrat oui/non → expliciter les non</text:p>
            </text:list-item>
            <text:list-item>
              <text:p text:style-name="P63">Colonne durée du sursis → ajouter mois</text:p>
            </text:list-item>
          </text:list>
        </text:list-item>
      </text:list>
      <text:p text:style-name="P11"/>
      <text:p text:style-name="P2"><text:span text:style-name="T12">Remarque</text:span><text:span text:style-name="T28">s EPs</text:span><text:span text:style-name="T12"> </text:span><text:span text:style-name="T3">(93) :</text:span></text:p>
      <text:list xml:id="list450051392" text:style-name="L5">
        <text:list-item>
          <text:p text:style-name="P64">Pour les dossiers PDO ayant une décision DO 19, il faut les intégrer dans cette liste automatiquement si 1 mois après la date de décision du PCG, il n'y a pas encore de CER</text:p>
        </text:list-item>
        <text:list-item>
          <text:p text:style-name="P65">Le shell sera lancé toutes les 5 minutes sur le site de démo, mais seulement une fois la nuit au CG</text:p>
        </text:list-item>
        <text:list-item>
          <text:p text:style-name="P66">Pour la démo, l'EP « CLI 1, équipe 1.1 » traite toutes les zones géographiques</text:p>
        </text:list-item>
        <text:list-item>
          <text:p text:style-name="P67">Au niveau des décisions EP/CG → j'ai pris une liberté avec la règle de gestion</text:p>
        </text:list-item>
        <text:list-item>
          <text:p text:style-name="P68">Le montant des réductions, et la durée du sursis sont dans le webrsa.inc. Faut-il pouvoir les modifier au cas par cas ?</text:p>
        </text:list-item>
        <text:list-item>
          <text:p text:style-name="P69">Décisions EP/CG → commentaires ou autre champ à ajouter ?</text:p>
        </text:list-item>
        <text:list-item>
          <text:p text:style-name="P70">Les notifications ne sont pas générées et du coup pas accessibles.</text:p>
        </text:list-item>
      </text:list>
      <text:p text:style-name="P7"/>
      <text:p text:style-name="P11">Scénario (93) :</text:p>
      <text:list xml:id="list1656956249" text:style-name="L6">
        <text:list-item>
          <text:p text:style-name="P61">Menu Cohortes → Relances (EP) → Dossiers à relancer (EP)</text:p>
          <text:list>
            <text:list-item>
              <text:p text:style-name="P71"><text:span text:style-name="T7">Personne </text:span><text:span text:style-name="T8">orientée sans contrat → 3 relances avec 5 personnes</text:span></text:p>
            </text:list-item>
            <text:list-item>
              <text:p text:style-name="P72"><text:span text:style-name="T7">Personne </text:span><text:span text:style-name="T8">orientée avec contrat → 2 relances avec 5 personnes</text:span></text:p>
            </text:list-item>
          </text:list>
        </text:list-item>
        <text:list-item>
          <text:p text:style-name="P73"><text:span text:style-name="T9">Menu Recherches → Par contrats → </text:span><text:span text:style-name="T10">Par </text:span><text:span text:style-name="T9">CER</text:span></text:p>
          <text:list>
            <text:list-item>
              <text:p text:style-name="P78">Statut du contrat → Validation à compter du</text:p>
            </text:list-item>
            <text:list-item>
              <text:p text:style-name="P79">Personne 174489 → Menu droit → consultation dossier PDO</text:p>
            </text:list-item>
            <text:list-item>
              <text:p text:style-name="P80">Ajout d'une PDO</text:p>
              <text:list>
                <text:list-item>
                  <text:p text:style-name="P80">Décision du conseil général → DO 19</text:p>
                </text:list-item>
                <text:list-item>
                  <text:p text:style-name="P81">Etat du dossier → complet</text:p>
                </text:list-item>
                <text:list-item>
                  <text:p text:style-name="P82">Date de décision CG → date du jour</text:p>
                </text:list-item>
              </text:list>
            </text:list-item>
          </text:list>
        </text:list-item>
        <text:list-item>
          <text:p text:style-name="P83">Passage du shell cake/console/cake automatisationseps</text:p>
        </text:list-item>
        <text:list-item>
          <text:p text:style-name="P74"><text:span text:style-name="T13">Menu EP → liste des séances </text:span><text:span text:style-name="T15">→ voir la séance de </text:span><text:span text:style-name="T14">l'EP « CLI 1, équipe 1.1 »</text:span></text:p>
          <text:list>
            <text:list-item>
              <text:p text:style-name="P84">Liste des participants → Modifier → Mettre une personne en « A confirmé »</text:p>
            </text:list-item>
            <text:list-item>
              <text:p text:style-name="P86">Liste des dossiers → Modifier → Sélectionner les 11 dossiers créés précédemment</text:p>
            </text:list-item>
            <text:list-item>
              <text:p text:style-name="P75"><text:span text:style-name="T21">Émettre l'avis de l'EP </text:span><text:span text:style-name="T22">→ au moins un Maintien/Sursis/Réduction</text:span></text:p>
            </text:list-item>
            <text:list-item>
              <text:p text:style-name="P88">Finaliser la séance d'EP</text:p>
            </text:list-item>
            <text:list-item>
              <text:p text:style-name="P76"><text:span text:style-name="T21">Émettre l'avis d</text:span><text:span text:style-name="T24">u CG</text:span><text:span text:style-name="T21"> </text:span><text:span text:style-name="T22">→ o</text:span><text:span text:style-name="T24">n suit l'avis de l'EP</text:span></text:p>
            </text:list-item>
            <text:list-item>
              <text:p text:style-name="P76"><text:span text:style-name="T23">Finaliser la séance d</text:span><text:span text:style-name="T24">u CG</text:span></text:p>
            </text:list-item>
          </text:list>
        </text:list-item>
        <text:list-item>
          <text:p text:style-name="P77"><text:span text:style-name="T25">Menu Eq. Pluri. → CG 93 → Non respect</text:span><text:span text:style-name="T26">s</text:span><text:span text:style-name="T25"> et sanctions 93 → Dossiers finalisés</text:span></text:p>
        </text:list-item>
      </text:list>
      <text:h text:style-name="P122" text:outline-level="2">CG 66</text:h>
      <text:p text:style-name="P12"><text:span text:style-name="T2">Cassé </text:span><text:span text:style-name="T3">(</text:span><text:span text:style-name="T41">66</text:span><text:span text:style-name="T3">) :</text:span></text:p>
      <text:list xml:id="list417274314" text:style-name="L7">
        <text:list-item>
          <text:p text:style-name="P99">Inversion du numero de la structure dans l'identifiant PE</text:p>
        </text:list-item>
        <text:list-item>
          <text:p text:style-name="P22">shell : Error: Impossible de mettre à jour pour cause de doublons en BDD au niveau des personnes.</text:p>
        </text:list-item>
        <text:list-item>
          <text:p text:style-name="P100">Résumé du dossier → informations PE (puisque changement de tables)</text:p>
        </text:list-item>
        <text:list-item>
          <text:p text:style-name="P101"><text:span text:style-name="T72">Bilan de parcours → faire les validations (recherche ancienne orientation, ancien contrat) dans le modèle, pour que toutes les validations se passent au même m</text:span><text:span text:style-name="T73">o</text:span><text:span text:style-name="T72">ment</text:span></text:p>
        </text:list-item>
        <text:list-item>
          <text:p text:style-name="P24"><text:span text:style-name="T72">Bilan de parcours → </text:span><text:span text:style-name="T49">Expliciter le message « Vieux contrat d'insertion répondant aux critères </text:span><text:soft-page-break/><text:span text:style-name="T49">non trouvé. » </text:span><text:span text:style-name="T50">(vous ne pouvez parce que cette personne …)</text:span></text:p>
        </text:list-item>
        <text:list-item>
          <text:p text:style-name="P89"><text:span text:style-name="T33">Enlever le debug </text:span><text:span text:style-name="Strong_20_Emphasis"><text:span text:style-name="T33">app/models/bilanparcours66.php</text:span></text:span><text:span text:style-name="T33"> (line </text:span><text:span text:style-name="Strong_20_Emphasis"><text:span text:style-name="T33">385</text:span></text:span><text:span text:style-name="T33">) </text:span></text:p>
        </text:list-item>
        <text:list-item>
          <text:p text:style-name="P38"><text:span text:style-name="T52">Délai entre orientation et l'inscription PE → 1 mois </text:span><text:span text:style-name="T53">(vérifier)</text:span></text:p>
        </text:list-item>
        <text:list-item>
          <text:p text:style-name="P39">/trunk/bilansparcours66</text:p>
        </text:list-item>
        <text:list-item>
          <text:p text:style-name="P33"><text:span text:style-name="T54">Menu Eq. Pluri. → CG 66 → </text:span><text:span text:style-name="T55">Non inscrits PE </text:span><text:span text:style-name="T56">← corriger « </text:span><text:span text:style-name="T57">Sélection des radiés PE »</text:span></text:p>
        </text:list-item>
        <text:list-item>
          <text:p text:style-name="P40">Que 10 dossiers sur les 11 ?</text:p>
        </text:list-item>
        <text:list-item>
          <text:p text:style-name="P34">Colonnes motif de présence → pas d'inscription/radiation avec date et motif/Bp sous-motif</text:p>
        </text:list-item>
        <text:list-item>
          <text:p text:style-name="P31">Décision <text:span text:style-name="T74">EP</text:span> → dependent select</text:p>
        </text:list-item>
        <text:list-item>
          <text:p text:style-name="P25"><text:span text:style-name="T76">Décision CG → </text:span><text:span text:style-name="T75">dependent select, </text:span><text:span text:style-name="T76">préremplissage EP </text:span><text:span text:style-name="T77">+ infobulle avis E</text:span><text:span text:style-name="T78">P</text:span></text:p>
        </text:list-item>
        <text:list-item>
          <text:p text:style-name="P41">Si réorientation → obligatoire type/structure (à vérifier) car nv dossier « maintien ... »</text:p>
        </text:list-item>
        <text:list-item>
          <text:p text:style-name="P35">Pré-remplissage des valeurs si on modifie les décisions</text:p>
        </text:list-item>
        <text:list-item>
          <text:p text:style-name="P42">Mini-moteur de recherche des résultats</text:p>
        </text:list-item>
        <text:list-item>
          <text:p text:style-name="P44">Si la dernière info est une cessation, la personne apparaît-elle comme non inscrit ?</text:p>
        </text:list-item>
        <text:list-item>
          <text:p text:style-name="P36">Quand on enregistre plusieurs fois de suite à une étape, on a (/seanceseps/traitercg/5), on a trop d'enregistrement qui se font</text:p>
          <text:p text:style-name="P43"/>
        </text:list-item>
      </text:list>
      <text:p text:style-name="P14"/>
      <text:p text:style-name="P12"><text:span text:style-name="T12">Remarque</text:span><text:span text:style-name="T28">s EPs</text:span><text:span text:style-name="T12"> </text:span><text:span text:style-name="T3">(</text:span><text:span text:style-name="T41">66</text:span><text:span text:style-name="T3">) :</text:span></text:p>
      <text:list xml:id="list1165006418" text:continue-numbering="true" text:style-name="L7">
        <text:list-item>
          <text:p text:style-name="P99">Il nous faut la liste des codes pour le passage en EP</text:p>
        </text:list-item>
        <text:list-item>
          <text:p text:style-name="P90"><text:span text:style-name="T43">I</text:span><text:span text:style-name="T42">l nous faut la correspondance des codes pour mettre à jour ceux où l'on n'a que les intitulés en base</text:span></text:p>
        </text:list-item>
        <text:list-item>
          <text:p text:style-name="P102">Pour l'instant, tous les motifs de radiation passent en EP → RAPPEL : il nous faut les listes ci-dessus</text:p>
        </text:list-item>
        <text:list-item>
          <text:p text:style-name="P103">plus le personne_id → doublons</text:p>
        </text:list-item>
        <text:list-item>
          <text:p text:style-name="P104">on se base sur le NIR, ou (nom, prenom, dtnai)</text:p>
        </text:list-item>
        <text:list-item>
          <text:p text:style-name="P91"><text:span text:style-name="T44">le shell importe </text:span><text:span text:style-name="T45">seulement</text:span></text:p>
        </text:list-item>
        <text:list-item>
          <text:p text:style-name="P100">doit-on voir l'historique de infos PE</text:p>
        </text:list-item>
        <text:list-item>
          <text:p text:style-name="P100">Résumé du dossier → informations PE → juste la dernière ?</text:p>
        </text:list-item>
        <text:list-item>
          <text:p text:style-name="P92"><text:span text:style-name="T46">Équipe pluridisciplinaire locale, commission Audition </text:span><text:span text:style-name="T47">→ décisions CG</text:span></text:p>
        </text:list-item>
        <text:list-item>
          <text:p text:style-name="P105">Allocataire soumis d&amp;d, dossier Z, 2, 3, 4</text:p>
        </text:list-item>
        <text:list-item>
          <text:p text:style-name="P105">Proto → cette EP gère tous les territoires</text:p>
        </text:list-item>
        <text:list-item>
          <text:p text:style-name="P106">Liberté prisé → Non respect même si pas de contrat</text:p>
        </text:list-item>
        <text:list-item>
          <text:p text:style-name="P107">A l'avenir, on pourra blinder le formulaire (ex. si pas de contrat, pas possible → Défaut de conclusion)</text:p>
        </text:list-item>
        <text:list-item>
          <text:p text:style-name="P108">Liberté prise → On peut créer un bilan même si pas de référent du parcours</text:p>
        </text:list-item>
        <text:list-item>
          <text:p text:style-name="P93"><text:span text:style-name="T58">Sé</text:span><text:span text:style-name="T59">l</text:span><text:span text:style-name="T58">ection/désélection → Ssi pas associés à une séance d'EP</text:span></text:p>
        </text:list-item>
        <text:list-item>
          <text:p text:style-name="P109">Il n'y a pas encore d'alerte si la personne possède déjà un dossier d'EP (à vérifier → n'apparaissent que les personnes qui ne possèdent)</text:p>
        </text:list-item>
        <text:list-item>
          <text:p text:style-name="P110">ATTENTION : la sélection prend plein de temps</text:p>
        </text:list-item>
        <text:list-item>
          <text:p text:style-name="P94"><text:span text:style-name="T60">La présence allocataire à la séance n'est pas </text:span><text:span text:style-name="T61">e</text:span><text:span text:style-name="T60">ncore prise en compte, </text:span><text:span text:style-name="T63">ni les remarques données par lui, ni un commentaire pour les décision</text:span></text:p>
        </text:list-item>
        <text:list-item>
          <text:p text:style-name="P111">Pas de vérification (de PE vers ..)</text:p>
        </text:list-item>
        <text:list-item>
          <text:p text:style-name="P112">Pas de préremplissage</text:p>
        </text:list-item>
        <text:list-item>
          <text:p text:style-name="P112">Passage en liste obligé</text:p>
        </text:list-item>
        <text:list-item>
          <text:p text:style-name="P113">Voir durées suspension (webrsa.inc)</text:p>
        </text:list-item>
        <text:list-item>
          <text:p text:style-name="P114">Pas encore d'ajournement du dossier</text:p>
        </text:list-item>
        <text:list-item>
          <text:p text:style-name="P115">Pas de colonne « en accord » → implicite</text:p>
        </text:list-item>
        <text:list-item>
          <text:p text:style-name="P116">Lorsque réorientattion → création d'un nouveau dossier d'EP « Maintien... »</text:p>
        </text:list-item>
        <text:list-item>
          <text:p text:style-name="P117">Comment exporter le réultat (imprimer/csv)</text:p>
        </text:list-item>
        <text:list-item>
          <text:p text:style-name="P118"><text:soft-page-break/>Il faudra prévoir un laps de temps entre un passage pour non inscription / radiation et un nouveau passage éventuel</text:p>
        </text:list-item>
      </text:list>
      <text:p text:style-name="P8"/>
      <text:p text:style-name="P15">Scénario (66) :</text:p>
      <text:list xml:id="list458239249" text:continue-numbering="true" text:style-name="L7">
        <text:list-item>
          <text:p text:style-name="P103">cake/console/cake integrationfluxpe cessations /home/cbuffin/cessationspe.csv</text:p>
        </text:list-item>
        <text:list-item>
          <text:p text:style-name="P119">cake/console/cake integrationfluxpe radiations /home/cbuffin/radiationspe.csv</text:p>
        </text:list-item>
        <text:list-item>
          <text:p text:style-name="P119">cake/console/cake integrationfluxpe inscriptions /home/cbuffin/inscriptionspe.csv</text:p>
        </text:list-item>
        <text:list-item>
          <text:p text:style-name="P120">Accompagnement du parcours → Bilan de parcours</text:p>
          <text:list>
            <text:list-item>
              <text:p text:style-name="P95"><text:span text:style-name="T48">Formulaire CG → Commission audition </text:span><text:span text:style-name="T51">→ Non respect</text:span></text:p>
            </text:list-item>
          </text:list>
        </text:list-item>
        <text:list-item>
          <text:p text:style-name="P96"><text:span text:style-name="T54">Menu Eq. Pluri. → CG 66 → </text:span><text:span text:style-name="T55">Non inscrits PE → sélection de 5 personnes</text:span></text:p>
        </text:list-item>
        <text:list-item>
          <text:p text:style-name="P97"><text:span text:style-name="T54">Menu Eq. Pluri. → CG 66 → </text:span><text:span text:style-name="T55">Radiés PE → sélection de 5 personnes</text:span></text:p>
        </text:list-item>
        <text:list-item>
          <text:p text:style-name="P98"><text:span text:style-name="T13">Menu EP → liste des séances </text:span><text:span text:style-name="T15">→ voir la séance de </text:span><text:span text:style-name="T14">l'EP « EP locale Audition, Perpignan 1 »</text:span></text:p>
          <text:list>
            <text:list-item>
              <text:p text:style-name="P85">Liste des participants → Modifier → Mettre une personne en « A confirmé »</text:p>
            </text:list-item>
            <text:list-item>
              <text:p text:style-name="P87">Liste des dossiers → Modifier → Sélectionner les 11 dossiers créés précédemment</text:p>
            </text:list-item>
            <text:list-item>
              <text:p text:style-name="P98"><text:span text:style-name="T21">Émettre l'avis de l'EP </text:span><text:span text:style-name="T22">→ </text:span><text:span text:style-name="T64">un de chaque</text:span></text:p>
            </text:list-item>
            <text:list-item>
              <text:p text:style-name="P98"><text:span text:style-name="T22">.. </text:span><text:span text:style-name="T64">cf 93</text:span></text:p>
            </text:list-item>
            <text:list-item>
              <text:p text:style-name="P12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Buffin</meta:initial-creator>
    <meta:creation-date>2011-01-06T15:59:19</meta:creation-date>
    <meta:generator>OpenOffice.org/3.2$Linux OpenOffice.org_project/320m19$Build-9505</meta:generator>
    <dc:date>2011-01-10T10:20:15</dc:date>
    <dc:creator>Christian Buffin</dc:creator>
    <meta:editing-duration>PT11H54M10S</meta:editing-duration>
    <meta:editing-cycles>142</meta:editing-cycles>
    <meta:document-statistic meta:table-count="0" meta:image-count="0" meta:object-count="0" meta:page-count="4" meta:paragraph-count="131" meta:word-count="1445" meta:character-count="7956"/>
  </office:meta>
</office:document-meta>
</file>